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9000030960000639DE40A6E5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2.437cm" svg:height="25.501cm" draw:z-index="0"><draw:image xlink:href="Pictures/200000A9000030960000639DE40A6E5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09-29T10:19:39</meta:creation-date>
    <dc:creator>Jozef Hopko</dc:creator>
    <dc:date>2007-09-29T10:31:31</dc:date>
    <meta:editing-cycles>1</meta:editing-cycles>
    <meta:editing-duration>PT11M5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